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0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Bold</text:p>
          </table:table-cell>
          <table:table-cell table:style-name="Heading_20_1" office:value-type="string" calcext:value-type="string">
            <text:p>Heading1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Accent_20_1" office:value-type="string" calcext:value-type="string">
            <text:p>Accent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Background</text:p>
          </table:table-cell>
          <table:table-cell table:style-name="Error"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1:34:52.140000000</meta:creation-date>
    <dc:date>2019-09-30T11:37:58.594000000</dc:date>
    <meta:editing-duration>PT3M10S</meta:editing-duration>
    <meta:editing-cycles>2</meta:editing-cycles>
    <meta:generator>LibreOfficeDev/6.4.0.0.alpha0$Windows_x86 LibreOffice_project/06925c1230cd6269fa5189ac3f4d608c9edf68e9</meta:generator>
    <meta:document-statistic meta:table-count="1" meta:cell-count="9" meta:object-count="0"/>
  </office:meta>
</office:document-meta>
</file>